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9f9f9"/>
    </style:style>
    <style:style style:name="gr1" style:family="graphic" style:parent-style-name="standard">
      <style:graphic-properties svg:stroke-color="#f2f2f2" draw:fill-color="#f2f2f2" draw:textarea-horizontal-align="justify" draw:textarea-vertical-align="middle" draw:auto-grow-height="false" fo:min-height="43.2cm" fo:min-width="7.628cm"/>
    </style:style>
    <style:style style:name="gr2" style:family="graphic" style:parent-style-name="standard">
      <style:graphic-properties svg:stroke-color="#f2f2f2" draw:fill-color="#f2f2f2" draw:textarea-horizontal-align="justify" draw:textarea-vertical-align="middle" draw:auto-grow-height="false" fo:min-height="43.2cm" fo:min-width="7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1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43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5.2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48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59cm" fo:min-width="5.2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fill="none" draw:fill-color="#729fcf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loext:graphic-properties draw:fill-color="#f2f2f2"/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color="#c9211e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font-size="9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color="#c9211e" fo:font-size="9pt" style:font-size-asian="9pt" style:font-size-complex="9pt"/>
    </style:style>
    <style:style style:name="P9" style:family="paragraph">
      <style:paragraph-properties fo:text-align="center"/>
      <style:text-properties fo:font-size="9pt"/>
    </style:style>
    <style:style style:name="P10" style:family="paragraph">
      <loext:graphic-properties draw:fill="none" draw:fill-color="#ffffff"/>
      <style:text-properties fo:font-size="9pt"/>
    </style:style>
    <style:style style:name="P11" style:family="paragraph">
      <loext:graphic-properties draw:fill-color="#ffffff"/>
      <style:paragraph-properties fo:text-align="center"/>
      <style:text-properties fo:color="#c9211e" fo:font-size="9pt" style:font-size-asian="10pt" style:font-size-complex="1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c9211e" fo:font-size="9pt" style:font-size-asian="9pt" style:font-size-complex="9pt"/>
    </style:style>
    <style:style style:name="T6" style:family="text">
      <style:text-properties style:font-size-asian="10pt" style:font-size-complex="10pt"/>
    </style:style>
    <style:style style:name="T7" style:family="text">
      <style:text-properties fo:color="#c9211e" fo:font-size="9pt" style:font-size-asian="10pt" style:font-size-complex="10pt"/>
    </style:style>
    <style:style style:name="T8" style:family="text">
      <style:text-properties fo:font-size="9pt"/>
    </style:style>
    <style:style style:name="T9" style:family="text">
      <style:text-properties fo:color="#c9211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BG" svg:width="8.128cm" svg:height="43.4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BG" svg:width="7.874cm" svg:height="43.45cm" svg:x="19.03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BG" svg:width="7.874cm" svg:height="43.45cm" svg:x="10.14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bels" svg:width="4.621cm" svg:height="0.747cm" svg:x="2.667cm" svg:y="1.285cm">
          <draw:text-box>
            <text:p><text:span text:style-name="T1">CALC </text:span><text:span text:style-name="T1">CONT</text:span><text:span text:style-name="T1">ROLL</text:span><text:span text:style-name="T1">ER</text:span></text:p>
          </draw:text-box>
        </draw:frame>
        <draw:frame draw:style-name="gr4" draw:text-style-name="P2" draw:layer="Labels" svg:width="4.299cm" svg:height="0.747cm" svg:x="11.684cm" svg:y="1.27cm">
          <draw:text-box>
            <text:p><text:span text:style-name="T1">APP </text:span><text:span text:style-name="T1">CONT</text:span><text:span text:style-name="T1">ROLL</text:span><text:span text:style-name="T1">ER</text:span></text:p>
          </draw:text-box>
        </draw:frame>
        <draw:frame draw:style-name="gr5" draw:text-style-name="P2" draw:layer="Labels" svg:width="3.935cm" svg:height="0.747cm" svg:x="20.574cm" svg:y="1.27cm">
          <draw:text-box>
            <text:p><text:span text:style-name="T1">UI </text:span><text:span text:style-name="T1">CONT</text:span><text:span text:style-name="T1">ROLL</text:span><text:span text:style-name="T1">ER</text:span></text:p>
          </draw:text-box>
        </draw:frame>
        <draw:custom-shape draw:style-name="gr6" draw:text-style-name="P4" draw:layer="Items" svg:width="5.715cm" svg:height="0.762cm" svg:x="20.33cm" svg:y="30.687cm">
          <text:p text:style-name="P3"><text:span text:style-name="T2">dimView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1.703cm">
          <text:p text:style-name="P3"><text:span text:style-name="T2">toolButt</text:span><text:span text:style-name="T2">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3.689cm">
          <text:p text:style-name="P3"><text:span text:style-name="T2">dynamicR</text:span><text:span text:style-name="T2">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2.7cm">
          <text:p text:style-name="P3"><text:span text:style-name="T2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4.689cm">
          <text:p text:style-name="P3"><text:span text:style-name="T2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Items" svg:width="5.715cm" svg:height="0.762cm" svg:x="20.32cm" svg:y="35.64cm">
          <text:p text:style-name="P3"><text:span text:style-name="T2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Items" svg:width="5.715cm" svg:height="0.762cm" svg:x="20.33cm" svg:y="36.64cm">
          <text:p text:style-name="P3"><text:span text:style-name="T2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Items" svg:width="5.715cm" svg:height="0.762cm" svg:x="2.22cm" svg:y="2.687cm">
          <text:p text:style-name="P3"><text:span text:style-name="T3">ClipboardOutput(classAtt,alignAtt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bels" svg:width="3.81cm" svg:height="0.963cm" svg:x="21.082cm" svg:y="1.905cm">
          <draw:text-box>
            <text:p><text:span text:style-name="T4">Private functions</text:span></text:p>
            <text:p><text:span text:style-name="T4"/></text:p>
          </draw:text-box>
        </draw:frame>
        <draw:frame draw:style-name="gr8" draw:text-style-name="P8" draw:layer="Labels" svg:width="2.974cm" svg:height="0.607cm" svg:x="21.244cm" svg:y="22.706cm">
          <draw:text-box>
            <text:p><text:span text:style-name="T5">Clipboar</text:span><text:span text:style-name="T5">d objects</text:span></text:p>
          </draw:text-box>
        </draw:frame>
        <draw:custom-shape draw:style-name="gr6" draw:text-style-name="P4" draw:layer="Items" svg:width="5.715cm" svg:height="0.762cm" svg:x="20.22cm" svg:y="23.581cm">
          <text:p text:style-name="P3"><text:span text:style-name="T2">imgClipboardB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4.587cm">
          <text:p text:style-name="P3"><text:span text:style-name="T2">tdClipbbo</text:span><text:span text:style-name="T2">ardB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5.587cm">
          <text:p text:style-name="P3"><text:span text:style-name="T2">tableClipbboardB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6.587cm">
          <text:p text:style-name="P3"><text:span text:style-name="T2">imgDisplayCSSToClipboar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7.587cm">
          <text:p text:style-name="P3"><text:span text:style-name="T2">imgLPhoneCSSToClipboar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8.616cm">
          <text:p text:style-name="P3"><text:span text:style-name="T2">imgSPhoneCSSToClipboard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bels" svg:width="2.746cm" svg:height="0.607cm" svg:x="21.171cm" svg:y="4.191cm">
          <draw:text-box>
            <text:p><text:span text:style-name="T4">Public functions</text:span></text:p>
          </draw:text-box>
        </draw:frame>
        <draw:frame draw:style-name="gr10" draw:text-style-name="P7" draw:layer="Labels" svg:width="3.148cm" svg:height="0.607cm" svg:x="21.355cm" svg:y="29.836cm">
          <draw:text-box>
            <text:p><text:span text:style-name="T4">UI </text:span><text:span text:style-name="T4">element </text:span><text:span text:style-name="T4">objects</text:span></text:p>
          </draw:text-box>
        </draw:frame>
        <draw:custom-shape draw:style-name="gr6" draw:text-style-name="P6" draw:layer="Items" svg:width="5.715cm" svg:height="0.762cm" svg:x="2.22cm" svg:y="5.881cm">
          <text:p text:style-name="P3"><text:span text:style-name="T3">intToPx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5.881cm">
          <text:p text:style-name="P9"><text:span text:style-name="T6">getToolButton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6.881cm">
          <text:p text:style-name="P9"><text:span text:style-name="T6">getDynamicRegion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7.881cm">
          <text:p text:style-name="P9"><text:span text:style-name="T6">getStaticRegion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8.881cm">
          <text:p text:style-name="P9"><text:span text:style-name="T6">getCcpUserInput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9.881cm">
          <text:p text:style-name="P9"><text:span text:style-name="T6">getCcpBuildTag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0.881cm">
          <text:p text:style-name="P9"><text:span text:style-name="T6">HandleFileSelect (ev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1.881cm">
          <text:p text:style-name="P9"><text:span text:style-name="T6">updateAppData (prop,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2.881cm">
          <text:p text:style-name="P9"><text:span text:style-name="T6">accessApp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3.881cm">
          <text:p text:style-name="P3"><text:span text:style-name="T3">getAppData </text:span><text:span text:style-name="T3">(Appobj,filename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4.881cm">
          <text:p text:style-name="P3"><text:span text:style-name="T3">refreshAppUI </text:span><text:span text:style-name="T3">(App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5.881cm">
          <text:p text:style-name="P3"><text:span text:style-name="T3">removeCurIm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6.881cm">
          <text:p text:style-name="P3"><text:span text:style-name="T3">setDimAlerts (</text:span><text:span text:style-name="T7">curDimViewers</text:span><text:span text:style-name="T3">,bool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17.934cm">
          <text:p text:style-name="P3"><text:span text:style-name="T3">resetPlaceholders (ids...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18.695cm">
          <text:p text:style-name="P3"><text:span text:style-name="T3">initCCP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19.495cm">
          <text:p text:style-name="P3"><text:span text:style-name="T3">showElementOnInpu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20.295cm">
          <text:p text:style-name="P3"><text:span text:style-name="T3">flashApp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2.229cm" svg:y="30.688cm">
          <text:p text:style-name="P3"><text:span text:style-name="T2">dimView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1.704cm">
          <text:p text:style-name="P3"><text:span text:style-name="T2">toolButt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3.69cm">
          <text:p text:style-name="P3"><text:span text:style-name="T2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2.701cm">
          <text:p text:style-name="P3"><text:span text:style-name="T2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4.69cm">
          <text:p text:style-name="P3"><text:span text:style-name="T2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19cm" svg:y="35.641cm">
          <text:p text:style-name="P3"><text:span text:style-name="T2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29cm" svg:y="36.641cm">
          <text:p text:style-name="P3"><text:span text:style-name="T2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bels" svg:width="3.148cm" svg:height="0.607cm" svg:x="3.354cm" svg:y="29.937cm">
          <draw:text-box>
            <text:p><text:span text:style-name="T4">UI </text:span><text:span text:style-name="T4">element </text:span><text:span text:style-name="T4">objects</text:span></text:p>
          </draw:text-box>
        </draw:frame>
        <draw:frame draw:style-name="gr12" draw:text-style-name="P10" draw:layer="Labels" svg:width="2.868cm" svg:height="0.607cm" svg:x="3.446cm" svg:y="2.013cm">
          <draw:text-box>
            <text:p><text:span text:style-name="T8">Private functions</text:span></text:p>
          </draw:text-box>
        </draw:frame>
        <draw:custom-shape draw:style-name="gr6" draw:text-style-name="P6" draw:layer="Labels" svg:width="5.715cm" svg:height="0.762cm" svg:x="20.22cm" svg:y="2.687cm">
          <text:p text:style-name="P3"><text:span text:style-name="T3">toggleCheckbox(even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bels" svg:width="2.746cm" svg:height="0.607cm" svg:x="3.571cm" svg:y="4.192cm">
          <draw:text-box>
            <text:p><text:span text:style-name="T4">Public functions</text:span></text:p>
          </draw:text-box>
        </draw:frame>
        <draw:custom-shape draw:style-name="gr6" draw:text-style-name="P6" draw:layer="Labels" svg:width="5.715cm" svg:height="0.762cm" svg:x="20.22cm" svg:y="4.881cm">
          <text:p text:style-name="P3"><text:span text:style-name="T3">getDimViewer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4.881cm">
          <text:p text:style-name="P3"><text:span text:style-name="T3">calcController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20.881cm">
          <text:p text:style-name="P3"><text:span text:style-name="T3">ccpGetCBImgSPhonesCS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2cm" svg:y="6.881cm">
          <text:p text:style-name="P3"><text:span text:style-name="T3">getAspectRatio (var1, var2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7.881cm">
          <text:p text:style-name="P3"><text:span text:style-name="T3">handleTBInput (id, 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8.881cm">
          <text:p text:style-name="P3"><text:span text:style-name="T3">handleTBClicks (id,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9.881cm">
          <text:p text:style-name="P3"><text:span text:style-name="T3">evalViewerSize (App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0.881cm">
          <text:p text:style-name="P3"><text:span text:style-name="T3">adjustContainerHeights (App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1.881cm">
          <text:p text:style-name="P3"><text:span text:style-name="T3">evalDimAlerts (Appdata, dimViewers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2.881cm">
          <text:p text:style-name="P3"><text:span text:style-name="T3">validateInteger (input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3.881cm">
          <text:p text:style-name="P3"><text:span text:style-name="T3">elementIdToAppdataProp (str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4.881cm">
          <text:p text:style-name="P3"><text:span text:style-name="T3">ccpIfNoUserInput (att,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5.881cm">
          <text:p text:style-name="P3"><text:span text:style-name="T3">ccpGetCBImg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6.881cm">
          <text:p text:style-name="P3"><text:span text:style-name="T3">ccpGetCBTd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7.881cm">
          <text:p text:style-name="P3"><text:span text:style-name="T3">ccpGetCBTable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2cm" svg:y="18.881cm">
          <text:p text:style-name="P3"><text:span text:style-name="T3">ccpGetCBImgDisplayCS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16cm" svg:y="19.881cm">
          <text:p text:style-name="P3"><text:span text:style-name="T3">ccpGetCBImgLPhonesCS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11.227cm" svg:y="30.69cm">
          <text:p text:style-name="P3"><text:span text:style-name="T2">dimView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1.706cm">
          <text:p text:style-name="P3"><text:span text:style-name="T2">toolButt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3.692cm">
          <text:p text:style-name="P3"><text:span text:style-name="T2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2.703cm">
          <text:p text:style-name="P3"><text:span text:style-name="T2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4.692cm">
          <text:p text:style-name="P3"><text:span text:style-name="T2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11.217cm" svg:y="35.643cm">
          <text:p text:style-name="P3"><text:span text:style-name="T2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bels" svg:width="5.715cm" svg:height="0.762cm" svg:x="11.227cm" svg:y="36.643cm">
          <text:p text:style-name="P3"><text:span text:style-name="T9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bels" svg:width="3.148cm" svg:height="0.607cm" svg:x="12.352cm" svg:y="29.939cm">
          <draw:text-box>
            <text:p><text:span text:style-name="T4">UI </text:span><text:span text:style-name="T4">element </text:span><text:span text:style-name="T4">objects</text:span></text:p>
          </draw:text-box>
        </draw:frame>
        <draw:frame draw:style-name="gr12" draw:text-style-name="P10" draw:layer="Labels" svg:width="2.868cm" svg:height="0.607cm" svg:x="12.345cm" svg:y="2.015cm">
          <draw:text-box>
            <text:p><text:span text:style-name="T8">Private functions</text:span></text:p>
          </draw:text-box>
        </draw:frame>
        <draw:custom-shape draw:style-name="gr6" draw:text-style-name="P11" draw:layer="Labels" svg:width="5.715cm" svg:height="0.762cm" svg:x="10.919cm" svg:y="2.688cm">
          <text:p text:style-name="P3"><text:span text:style-name="T7">setupEventListener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bels" svg:width="2.746cm" svg:height="0.607cm" svg:x="12.37cm" svg:y="7.094cm">
          <draw:text-box>
            <text:p><text:span text:style-name="T4">Public functions</text:span></text:p>
          </draw:text-box>
        </draw:frame>
        <draw:custom-shape draw:style-name="gr6" draw:text-style-name="P6" draw:layer="Labels" svg:width="5.715cm" svg:height="0.762cm" svg:x="10.919cm" svg:y="3.688cm">
          <text:p text:style-name="P3"><text:span text:style-name="T3">errorHandler (id, str, boo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4.688cm">
          <text:p text:style-name="P3"><text:span text:style-name="T3">showAppMessage (id, mess, isErr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5.688cm">
          <text:p text:style-name="P3"><text:span text:style-name="T3">initializeDevMod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7.888cm">
          <text:p text:style-name="P3"><text:span text:style-name="T3">initError (id, str, boo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8.888cm">
          <text:p text:style-name="P3"><text:span text:style-name="T3">init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Notes" svg:x1="7.62cm" svg:y1="6.096cm" svg:x2="12.319cm" svg:y2="10.541cm">
          <text:p/>
        </draw:line>
        <draw:line draw:style-name="gr13" draw:text-style-name="P12" draw:layer="Notes" svg:x1="7.62cm" svg:y1="7.239cm" svg:x2="12.192cm" svg:y2="11.43cm">
          <text:p/>
        </draw:line>
        <draw:line draw:style-name="gr14" draw:text-style-name="P12" draw:layer="Notes" svg:x1="7.493cm" svg:y1="8.128cm" svg:x2="12.192cm" svg:y2="12.065cm">
          <text:p/>
        </draw:line>
        <draw:line draw:style-name="gr14" draw:text-style-name="P12" draw:layer="Notes" svg:x1="7.62cm" svg:y1="9.144cm" svg:x2="12.192cm" svg:y2="12.954cm">
          <text:p/>
        </draw:line>
        <draw:line draw:style-name="gr14" draw:text-style-name="P12" draw:layer="Notes" svg:x1="7.62cm" svg:y1="10.287cm" svg:x2="11.684cm" svg:y2="13.335cm">
          <text:p/>
        </draw:line>
        <draw:line draw:style-name="gr14" draw:text-style-name="P12" draw:layer="Notes" svg:x1="7.62cm" svg:y1="11.176cm" svg:x2="11.811cm" svg:y2="13.843cm">
          <text:p/>
        </draw:line>
        <draw:line draw:style-name="gr14" draw:text-style-name="P12" draw:layer="Notes" svg:x1="7.747cm" svg:y1="12.192cm" svg:x2="12.065cm" svg:y2="14.605cm">
          <text:p/>
        </draw:line>
        <draw:line draw:style-name="gr14" draw:text-style-name="P12" draw:layer="Notes" svg:x1="7.366cm" svg:y1="13.081cm" svg:x2="11.938cm" svg:y2="14.986cm">
          <text:p/>
        </draw:line>
        <draw:path draw:style-name="gr15" draw:text-style-name="P13" draw:layer="Notes" svg:width="5.428cm" svg:height="1.07cm" draw:transform="rotate (-3.14159265358979) translate (7.72193959221033cm 14.7506206680846cm)" svg:viewBox="0 0 5429 1071" svg:d="M3719 993c292 1 586 33 874 0 301-36 915-56 828-529-79-434-628-454-966-460-575-11-1149 4-1726 23-240 8-473 43-713 23-384-32-764 27-1150 46-221 11-1216-51-737 483 385 428 1022 562 1634 460 401-68 813 0 1219 0h414 230l208-23">
          <text:p/>
        </draw:path>
        <draw:path draw:style-name="gr15" draw:text-style-name="P13" draw:layer="Notes" svg:width="4.822cm" svg:height="1.064cm" svg:x="2.327cm" svg:y="14.733cm" svg:viewBox="0 0 4823 1065" svg:d="M1861 129c-530 0-1146-290-1588 0-1108 725 1470 838 2117 898 587 54 1210-186 1771 0 638 210 932-521 345-668-292-73-573-177-874-230-560-100-1120-40-1679-69h-230-231">
          <text:p/>
        </draw:path>
        <draw:path draw:style-name="gr15" draw:text-style-name="P13" draw:layer="Notes" svg:width="8.271cm" svg:height="6.966cm" draw:transform="rotate (-3.14159265358979) translate (26.9687402401397cm 29.6061849857666cm)" svg:viewBox="0 0 8272 6967" svg:d="M6101 6852c639-301 1911-447 2117-1312 164-694-57-1467-529-2002-439-495-848-1036-1381-1449-285-219-757-521-276-1058 418-467-726-796-1104-829-922-79-1820-260-2761-184-463 37-945 132-1288 461-393 376-725 833-829 1380-140 730 24 1485 368 2117 278 512 602 1039 1128 1334 630 353 1055 1021 1817 1127 626 87 1211 532 1864 530 256 0 504-80 759-92">
          <text:p/>
        </draw:path>
        <draw:line draw:style-name="gr16" draw:text-style-name="P13" draw:layer="Notes" svg:x1="18.669cm" svg:y1="23.622cm" svg:x2="5.715cm" svg:y2="23.876cm">
          <text:p/>
        </draw:line>
        <draw:line draw:style-name="gr16" draw:text-style-name="P13" draw:layer="Notes" svg:x1="21.59cm" svg:y1="13.208cm" svg:x2="15.113cm" svg:y2="13.589cm">
          <text:p/>
        </draw:line>
        <draw:line draw:style-name="gr16" draw:text-style-name="P13" draw:layer="Notes" svg:x1="7.747cm" svg:y1="14.351cm" svg:x2="20.447cm" svg:y2="15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0000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ff0000" draw:marker-start="Arrow" draw:marker-start-width="0.2cm" draw:marker-end="Arrow" draw:marker-end-width="0.2cm" text:animation-delay="P0D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tes" draw:protected="true"/>
      <draw:layer draw:name="BG" draw:protected="true"/>
      <draw:layer draw:name="Labels"/>
      <draw:layer draw:name="Item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20:34:11.423126994</meta:creation-date>
    <dc:date>2019-06-01T11:03:33.621633353</dc:date>
    <meta:editing-duration>PT3H7M33S</meta:editing-duration>
    <meta:editing-cycles>7</meta:editing-cycles>
    <meta:generator>LibreOffice/6.2.3.2$Linux_X86_64 LibreOffice_project/20$Build-2</meta:generator>
    <meta:document-statistic meta:object-count="100"/>
  </office:meta>
</office:document-meta>
</file>